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43c4" officeooo:paragraph-rsid="000043c4"/>
    </style:style>
    <style:style style:name="P2" style:family="paragraph" style:parent-style-name="Standard">
      <style:paragraph-properties fo:text-align="justify" style:justify-single-word="false"/>
      <style:text-properties officeooo:rsid="00016acd" officeooo:paragraph-rsid="000043c4"/>
    </style:style>
    <style:style style:name="P3" style:family="paragraph" style:parent-style-name="Standard">
      <style:paragraph-properties fo:text-align="justify" style:justify-single-word="false"/>
      <style:text-properties officeooo:rsid="00016acd" officeooo:paragraph-rsid="00016acd"/>
    </style:style>
    <style:style style:name="P4" style:family="paragraph" style:parent-style-name="Standard">
      <style:paragraph-properties fo:text-align="justify" style:justify-single-word="false"/>
      <style:text-properties officeooo:rsid="00023fd1" officeooo:paragraph-rsid="00023fd1"/>
    </style:style>
    <style:style style:name="P5" style:family="paragraph" style:parent-style-name="Standard">
      <style:paragraph-properties fo:text-align="justify" style:justify-single-word="false"/>
      <style:text-properties officeooo:rsid="0002ffaa" officeooo:paragraph-rsid="0002ffaa"/>
    </style:style>
    <style:style style:name="P6" style:family="paragraph" style:parent-style-name="Standard">
      <style:paragraph-properties fo:text-align="justify" style:justify-single-word="false"/>
      <style:text-properties officeooo:rsid="00032ff6" officeooo:paragraph-rsid="00032ff6"/>
    </style:style>
    <style:style style:name="P7" style:family="paragraph" style:parent-style-name="Standard">
      <style:paragraph-properties fo:text-align="justify" style:justify-single-word="false"/>
      <style:text-properties officeooo:rsid="0004191a" officeooo:paragraph-rsid="0004191a"/>
    </style:style>
    <style:style style:name="P8" style:family="paragraph" style:parent-style-name="Standard">
      <style:paragraph-properties fo:text-align="justify" style:justify-single-word="false"/>
      <style:text-properties officeooo:rsid="0005f90a" officeooo:paragraph-rsid="0005f90a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043c4" officeooo:paragraph-rsid="000043c4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02ffaa" officeooo:paragraph-rsid="0002ffaa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05f90a" officeooo:paragraph-rsid="0005f90a"/>
    </style:style>
    <style:style style:name="P12" style:family="paragraph" style:parent-style-name="Standard" style:list-style-name="L4">
      <style:paragraph-properties fo:text-align="justify" style:justify-single-word="false"/>
      <style:text-properties officeooo:rsid="0005f90a" officeooo:paragraph-rsid="0005f90a"/>
    </style:style>
    <style:style style:name="T1" style:family="text">
      <style:text-properties officeooo:rsid="00032ff6"/>
    </style:style>
    <style:style style:name="T2" style:family="text">
      <style:text-properties officeooo:rsid="0004191a"/>
    </style:style>
    <style:style style:name="T3" style:family="text">
      <style:text-properties officeooo:rsid="0005f90a"/>
    </style:style>
    <style:style style:name="T4" style:family="text">
      <style:text-properties officeooo:rsid="0007a8e5"/>
    </style:style>
    <style:style style:name="T5" style:family="text">
      <style:text-properties officeooo:rsid="0009a4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joven emprendedor y apasionado por el mundo del cine y de las tardes en familia viendo una buena película, pretende abrir un negocio de un VideoClub, un lugar donde un cliente puede alquilar durante 24 horas una película y después debe devolverla. Las películas normalmente serán de estreno <text:span text:style-name="T4">en la cartelera </text:span>y alguna que otra película clásica digna de estar en cualquier estantería de cualquier hogar.</text:p>
      <text:p text:style-name="P1"/>
      <text:p text:style-name="P1">Para poder gestionar el VideoClub, debemos diseñar la clase Pelicula que tendrá los siguientes atributos</text:p>
      <text:list xml:id="list3548531654" text:style-name="L1">
        <text:list-item>
          <text:p text:style-name="P9">TITULO (String)</text:p>
        </text:list-item>
        <text:list-item>
          <text:p text:style-name="P9">genero (String)</text:p>
        </text:list-item>
        <text:list-item>
          <text:p text:style-name="P9">año de estreno (int)</text:p>
        </text:list-item>
        <text:list-item>
          <text:p text:style-name="P9">indicar si es novedad o no (Boolean)</text:p>
        </text:list-item>
        <text:list-item>
          <text:p text:style-name="P9">coste de alquiler diario (double)</text:p>
        </text:list-item>
        <text:list-item>
          <text:p text:style-name="P9">código de la película, un numero de tipo entero que se generará de manera aleatoria</text:p>
        </text:list-item>
        <text:list-item>
          <text:p text:style-name="P9">calificación, String que indica la edad del público a que va dirigida</text:p>
        </text:list-item>
      </text:list>
      <text:p text:style-name="P1"/>
      <text:p text:style-name="P1">Se desarrollarán los consultores y el método toString( ), que devuelve un String con los datos de la película</text:p>
      <text:p text:style-name="P1"/>
      <text:p text:style-name="P4">Dos películas son iguales si coinciden en título y código de la película.</text:p>
      <text:p text:style-name="P2"/>
      <text:p text:style-name="P3">Para poder alquilar una película, el cliente debe estar registrado en el sistema. Por lo tanto, la clase Usuario deberá tener las siguientes especificaciones:</text:p>
      <text:list xml:id="list3932223609" text:style-name="L2">
        <text:list-item>
          <text:p text:style-name="P10">código usuario, número de tipo entero que se crea aleatoriamente</text:p>
        </text:list-item>
        <text:list-item>
          <text:p text:style-name="P10">NOMBRE</text:p>
        </text:list-item>
        <text:list-item>
          <text:p text:style-name="P10">APELLIDOS</text:p>
        </text:list-item>
        <text:list-item>
          <text:p text:style-name="P10">teléfono</text:p>
        </text:list-item>
        <text:list-item>
          <text:p text:style-name="P10">dni</text:p>
        </text:list-item>
        <text:list-item>
          <text:p text:style-name="P10">crédito</text:p>
        </text:list-item>
        <text:list-item>
          <text:p text:style-name="P10">lista de películas vistas por el usuario, las películas el cliente las puede volver a alquilar, y deben de aparecer reflejadas en su lista.</text:p>
        </text:list-item>
      </text:list>
      <text:p text:style-name="P5"/>
      <text:p text:style-name="P5">Se desarrollarán los consultores y los fijadores de sus atributos .</text:p>
      <text:p text:style-name="P5"/>
      <text:p text:style-name="P5">2 empleados son iguales si coinciden en dni, nombre y apellidos.</text:p>
      <text:p text:style-name="P5"/>
      <text:p text:style-name="P5">El método toString ( ) devolverá un String con los datos de todos los atributos del usuario.</text:p>
      <text:p text:style-name="P5"/>
      <text:p text:style-name="P5">public void recargarCredito(double recarga) <text:s/>Un cliente puede recargar la cantidad de crédito que crea conveniente, no hay mínimo ni máximo, el único inconveniente que puede tener es que a la hora de alquilar una película, debe de disponer mínimo del coste de alquilar la película 24 horas.</text:p>
      <text:p text:style-name="P5"/>
      <text:p text:style-name="P5">La clase VideoClub, deberá gestionar las listas de las películas <text:span text:style-name="T5">qu</text:span>e dispone en propiedad, películas alquiladas, películas disponibles, lista de usuarios y lista de películas vistas por el usuario.</text:p>
      <text:p text:style-name="P5"/>
      <text:p text:style-name="P5">public static void alquilarPelicula(Usuario u, Pelicula p) <text:span text:style-name="T1">el método alquilarPelicula necesita un usuario y una película para poder ejecutarse. Recordamos que un usuario, debe de disponer de un crédito suficiente para poder alquilar la película,en caso contrario, debe de recargar crédito para poder alquilar. </text:span></text:p>
      <text:p text:style-name="P6">Una vez el cliente ha alquilado la película, esta misma se añade a la lista del usuario, la película se añade a la lista de películas alquiladas y se quita de la lista de películas disponibles.</text:p>
      <text:p text:style-name="P6"/>
      <text:p text:style-name="P6"><text:soft-page-break/>public static void devolverPelicula(Usuario u, Pelicula p,LocalDate fechaAlquiler) <text:span text:style-name="T2">es el método para devolver una película un usuario que la alquiló el día fechaAlquiler. </text:span></text:p>
      <text:p text:style-name="P6"/>
      <text:p text:style-name="P7">El sistema calculará cuantos días ha tenido el usuario la película, y si la devuelve el mismo día que la alquiló, se le hará una devolución de 1.5€ a su favor, si la devuelve al día siguiente es una devolución correcta y si se devuelve con retraso, se penaliza al usuario con 1€ por día. E<text:span text:style-name="T3">l cliente puede quedarse en números rojos, pero si quiere volver a alquilar, debe saldar la deuda.</text:span></text:p>
      <text:p text:style-name="P7"/>
      <text:p text:style-name="P8">Para comprobar los métodos, ejecutamos el main donde crearemos </text:p>
      <text:list xml:id="list4102341476" text:style-name="L3">
        <text:list-item>
          <text:p text:style-name="P11">usuarios</text:p>
        </text:list-item>
        <text:list-item>
          <text:p text:style-name="P11">películas</text:p>
        </text:list-item>
      </text:list>
      <text:p text:style-name="P8">y un cliente</text:p>
      <text:list xml:id="list2011890314" text:style-name="L4">
        <text:list-item>
          <text:p text:style-name="P12">alquila una película</text:p>
        </text:list-item>
        <text:list-item>
          <text:p text:style-name="P12">devuelve una película</text:p>
        </text:list-item>
        <text:list-item>
          <text:p text:style-name="P12">recarga su crédito</text:p>
        </text:list-item>
      </text:list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5-24T17:16:36.319000000</meta:creation-date>
    <dc:date>2022-05-25T12:47:16.120430172</dc:date>
    <meta:editing-duration>PT12M9S</meta:editing-duration>
    <meta:editing-cycles>5</meta:editing-cycles>
    <meta:generator>LibreOffice/7.1.5.2$Linux_X86_64 LibreOffice_project/10$Build-2</meta:generator>
    <meta:document-statistic meta:table-count="0" meta:image-count="0" meta:object-count="0" meta:page-count="2" meta:paragraph-count="35" meta:word-count="556" meta:character-count="3295" meta:non-whitespace-character-count="2789"/>
  </office:meta>
</office:document-meta>
</file>